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IllegalStateException.getLocalize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State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StateException.Localized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IllegalStateException.LocalizedIllegal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